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vod</text:h>
      <text:p text:style-name="Text_20_body">Plantlore je databázový systém řešící problematiku správy botanických nálezových dat. Typickým uživatelem Plantlore je profesionální nebo polo-profesionální botanik. Rozhraní systému i jeho návrh se soustředil hlavně na kvalitní zadávání, úpravu a celkově správu nálezových dat.</text:p>
      <text:p text:style-name="Text_20_body">V systému Plantlore tedy nenajdete funkce jako je analýza dat, generování statistik, není možné k jednotlivým taxonů ukládat obrázky nebo fotky. Na druhou stranu se Plantlore chová jako velmi inteligentní kartotéka (je možné i tisknout kartotékové položky – schedy), která se snaží všemožně usnadnit správu nálezových dat – jejich zadávání, úpravu, export, import, atd.</text:p>
      <text:p text:style-name="Text_20_body">Plantlore také není taxonomická databáze. Nicméně návrh databázového modelu Plantlore do budoucna do jisté míry počítá s případným propojením na taxonomickou databázi. Taxonomické databáze jsou složité samy o sobě, této problematice se věnuje například takzvaný Berlínský model.</text:p>
      <text:h text:style-name="Heading_20_2" text:outline-level="2">Zamýšlené použití Plantlore</text:h>
      <text:p text:style-name="Text_20_body">Systém plantlore je navržen pro prostředí s centrální autoritou spravující „pomocná“ data a řešící případné konflikty. Pomocnými daty se myslí jiná data než čistě nálezová. To znamená například seznam taxonů, seznam teritorií, fytochorionů nebo sídel. Aby bylo možné tuto centrální správu vytvořit a udržet, přichází Plantlore se systémem práv, díky kterému je možné různé funkce povolit jen určitým uživatelům.</text:p>
      <text:p text:style-name="Text_20_body">Stejně tak se předpokládá, že ve většině případů bude botanik pracovat doma na lokálním počítači bez připojení k Internetu a zadaná data poté vyexportuje a předá centrální autoritě která provede import do centrální databáze. Proto jsou případné konflikty při souběžné úpravě nálezů více uživateli v Plantlore řešeny takzvaným optimistický způsobem. To znamená, že se předpokládá, že ke konfliktům bude docházet velmi zřídka a proto nebude drahé je vyřešit manuálně. V praxi to znamená, že při souběžné editaci jednoho nálezu dvěma uživateli se v databázi provede jen první změna a uživatel, který editací ukončí jako druhý dostane chybovou hlášku o konfliktu.</text:p>
      <text:p text:style-name="Text_20_body">Mimojiné pro usnadnění řešení tohoto problému Plantlore obsahuje funkci Historie nálezu, díky které je možné si nechat zobrazit všechny změny provedené na daném nálezu.</text:p>
      <text:h text:style-name="Heading_20_2" text:outline-level="2">Webový klient</text:h>
      <text:p text:style-name="Text_20_body">Plantlore obsahuje krom běžného klienta s grafickým uživatelským rozhraním i webového klienta. Webový klient bude instalován hlavně centrální autoritou, která chce občanům a svým přispěvatelům zpřístupnit část svých dat. Obyčejní lidé mají pak přístup pouze k omezeným informacím o nálezech, kdežto přispěvatelé botanici maji přístup plnohodnotný.</text:p>
      <text:p text:style-name="Text_20_body">Webový klient také umožňuje zapojení do evropského výzkumného projektu BioCASE. Více informací o něm se můžete dozvědět na jeho internetových stránkách na adrese <text:a xlink:type="simple" xlink:href="http://www.biocase.org/">http://www.biocase.org/</text:a>.</text:p>
      <text:h text:style-name="Heading_20_2" text:outline-level="2">Začátek práce s Plantlore</text:h>
      <text:p text:style-name="Text_20_body">Typicky se uživatel po úspěšném nainstalování Plantlore (více viz instalační příručka) do systému přihlásí, lokálně k prázdné při instalaci vytvořené databázi.</text:p>
      <text:p text:style-name="Text_20_body">Po přihlašení do prázdné databáze nebude na klientovi mnoho zajímavého. Databázi je potřeba nejdříve naplnit daty. Data pro naplnění databáze uživatel získá od své centrální autority a postupně je naipmortuje do své databáze příkazem Soubor -&gt; Import. </text:p>
      <text:p text:style-name="Text_20_body">V případě, že už databáze obsahuje data nutná pro zadání povinných položek při zadávání nálezu, je možné začít s přidáváním nálezových dat získaných v pozorováním rostlin v terénu. </text:p>
      <text:p text:style-name="Text_20_body">Hlavními funkcemi tedy alespoň ze začátku budou Přidávání nového nálezu, editace nálezu a import d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11:50:12</meta:creation-date>
    <dc:date>2006-09-07T12:37:39</dc:date>
    <dc:language>cs-CZ</dc:language>
    <meta:editing-cycles>8</meta:editing-cycles>
    <meta:editing-duration>PT41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489" meta:character-count="3458"/>
  </office:meta>
</office:document-meta>
</file>